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41a91" officeooo:paragraph-rsid="00041a91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rsid="00041a91" officeooo:paragraph-rsid="00041a91"/>
    </style:style>
    <style:style style:name="P4" style:family="paragraph" style:parent-style-name="Preformatted_20_Text">
      <style:text-properties officeooo:rsid="000509a5" officeooo:paragraph-rsid="000509a5"/>
    </style:style>
    <style:style style:name="T1" style:family="text">
      <style:text-properties officeooo:rsid="00041a91"/>
    </style:style>
    <style:style style:name="T2" style:family="text">
      <style:text-properties officeooo:rsid="000509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</text:p>
      <text:p text:style-name="P1"/>
      <text:p text:style-name="P4">Name:Alok Bhawankar</text:p>
      <text:p text:style-name="P4">Roll no.: 203143</text:p>
      <text:p text:style-name="P4">Div: A(A3)</text:p>
      <text:p text:style-name="Preformatted_20_Text"/>
      <text:p text:style-name="P4">INPUT:</text:p>
      <text:p text:style-name="P4"/>
      <text:p text:style-name="Preformatted_20_Text">section .data</text:p>
      <text:p text:style-name="Preformatted_20_Text">msg db "Enter your name",10</text:p>
      <text:p text:style-name="Preformatted_20_Text">msglen equ $-msg</text:p>
      <text:p text:style-name="Preformatted_20_Text">msg1 db "Enter your divison",10</text:p>
      <text:p text:style-name="Preformatted_20_Text">msg1len equ $-msg1</text:p>
      <text:p text:style-name="Preformatted_20_Text"/>
      <text:p text:style-name="Preformatted_20_Text">section .bss</text:p>
      <text:p text:style-name="Preformatted_20_Text">name resb 20</text:p>
      <text:p text:style-name="Preformatted_20_Text">div1 resb 10</text:p>
      <text:p text:style-name="Preformatted_20_Text"/>
      <text:p text:style-name="Preformatted_20_Text">section .text</text:p>
      <text:p text:style-name="Preformatted_20_Text">global _start</text:p>
      <text:p text:style-name="Preformatted_20_Text">_start:</text:p>
      <text:p text:style-name="Preformatted_20_Text"/>
      <text:p text:style-name="Preformatted_20_Text">;write syscall</text:p>
      <text:p text:style-name="Preformatted_20_Text">mov rax,1</text:p>
      <text:p text:style-name="Preformatted_20_Text">mov rdi,1</text:p>
      <text:p text:style-name="Preformatted_20_Text">mov rsi,msg</text:p>
      <text:p text:style-name="Preformatted_20_Text">mov rdx,msglen</text:p>
      <text:p text:style-name="Preformatted_20_Text">syscall</text:p>
      <text:p text:style-name="Preformatted_20_Text"/>
      <text:p text:style-name="Preformatted_20_Text">;read syscall</text:p>
      <text:p text:style-name="Preformatted_20_Text">mov rax,0</text:p>
      <text:p text:style-name="Preformatted_20_Text">mov rdi,0</text:p>
      <text:p text:style-name="Preformatted_20_Text">mov rsi,name</text:p>
      <text:p text:style-name="Preformatted_20_Text">mov rdx,20</text:p>
      <text:p text:style-name="Preformatted_20_Text">syscall</text:p>
      <text:p text:style-name="Preformatted_20_Text"/>
      <text:p text:style-name="Preformatted_20_Text">;write syscall</text:p>
      <text:p text:style-name="Preformatted_20_Text">mov rax,1</text:p>
      <text:p text:style-name="Preformatted_20_Text">mov rdi,1</text:p>
      <text:p text:style-name="Preformatted_20_Text">mov rsi,msg1</text:p>
      <text:p text:style-name="Preformatted_20_Text">mov rdx,msg1len</text:p>
      <text:p text:style-name="Preformatted_20_Text">syscall</text:p>
      <text:p text:style-name="Preformatted_20_Text"/>
      <text:p text:style-name="Preformatted_20_Text">;read syscall</text:p>
      <text:p text:style-name="Preformatted_20_Text">mov rax,0</text:p>
      <text:p text:style-name="Preformatted_20_Text">mov rdi,0</text:p>
      <text:p text:style-name="Preformatted_20_Text">mov rsi,div1</text:p>
      <text:p text:style-name="Preformatted_20_Text">mov rdx,10</text:p>
      <text:p text:style-name="Preformatted_20_Text">syscall</text:p>
      <text:p text:style-name="Preformatted_20_Text"/>
      <text:p text:style-name="Preformatted_20_Text">;write syscall;<text:span text:style-name="T1">PRINTING NAME</text:span></text:p>
      <text:p text:style-name="Preformatted_20_Text">mov rax,1</text:p>
      <text:p text:style-name="Preformatted_20_Text">mov rdi,1</text:p>
      <text:p text:style-name="Preformatted_20_Text">mov rsi,name</text:p>
      <text:p text:style-name="Preformatted_20_Text">mov rdx,20</text:p>
      <text:p text:style-name="Preformatted_20_Text">syscall</text:p>
      <text:p text:style-name="Preformatted_20_Text"/>
      <text:p text:style-name="Preformatted_20_Text">;write syscall;<text:span text:style-name="T1">PRINTING DIVISION</text:span></text:p>
      <text:p text:style-name="Preformatted_20_Text">mov rax,1</text:p>
      <text:p text:style-name="Preformatted_20_Text">mov rdi,1</text:p>
      <text:p text:style-name="Preformatted_20_Text">mov rsi,div1</text:p>
      <text:p text:style-name="Preformatted_20_Text">mov rdx,10</text:p>
      <text:p text:style-name="Preformatted_20_Text">syscall</text:p>
      <text:p text:style-name="Preformatted_20_Text"/>
      <text:p text:style-name="Preformatted_20_Text"><text:soft-page-break/>mov rax,60;<text:span text:style-name="T1">TERMINATING CODE</text:span></text:p>
      <text:p text:style-name="Preformatted_20_Text">mov rdi,0</text:p>
      <text:p text:style-name="Preformatted_20_Text">syscall</text:p>
      <text:p text:style-name="Preformatted_20_Text"/>
      <text:p text:style-name="Preformatted_20_Text">;OUTPUT</text:p>
      <text:p text:style-name="Preformatted_20_Text">;Enter your name</text:p>
      <text:p text:style-name="Preformatted_20_Text">;<text:span text:style-name="T2">alok</text:span></text:p>
      <text:p text:style-name="Preformatted_20_Text">;Enter your divison</text:p>
      <text:p text:style-name="Preformatted_20_Text">;<text:span text:style-name="T2">a</text:span></text:p>
      <text:p text:style-name="Preformatted_20_Text">;<text:span text:style-name="T2">alok</text:span></text:p>
      <text:p text:style-name="P2">;<text:span text:style-name="T2">a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08:41:50.672171869</meta:creation-date>
    <dc:date>2019-01-24T11:40:39.336567804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62" meta:word-count="126" meta:character-count="740" meta:non-whitespace-character-count="676"/>
  </office:meta>
</office:document-meta>
</file>